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3f1a5" officeooo:paragraph-rsid="0003f1a5"/>
    </style:style>
    <style:style style:name="P2" style:family="paragraph" style:parent-style-name="Standard">
      <style:paragraph-properties fo:text-align="start" style:justify-single-word="false"/>
      <style:text-properties officeooo:rsid="0003f1a5" officeooo:paragraph-rsid="0003f1a5"/>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officeooo:rsid="0003f1a5" officeooo:paragraph-rsid="0003f1a5" style:font-weight-asian="normal" style:font-weight-complex="normal"/>
    </style:style>
    <style:style style:name="P4" style:family="paragraph" style:parent-style-name="Standard">
      <style:paragraph-properties fo:text-align="start" style:justify-single-word="false"/>
      <style:text-properties officeooo:rsid="0003f1a5" officeooo:paragraph-rsid="0003f1a5"/>
    </style:style>
    <style:style style:name="P5" style:family="paragraph" style:parent-style-name="Standard">
      <style:paragraph-properties fo:text-align="start" style:justify-single-word="false"/>
      <style:text-properties officeooo:rsid="0003f1a5" officeooo:paragraph-rsid="0006fd48"/>
    </style:style>
    <style:style style:name="P6" style:family="paragraph" style:parent-style-name="Standard">
      <style:paragraph-properties fo:text-align="start" style:justify-single-word="false"/>
      <style:text-properties fo:font-weight="bold" officeooo:rsid="0003f1a5" officeooo:paragraph-rsid="0003f1a5" style:font-weight-asian="bold" style:font-weight-complex="bold"/>
    </style:style>
    <style:style style:name="P7" style:family="paragraph" style:parent-style-name="Standard">
      <style:paragraph-properties fo:text-align="start" style:justify-single-word="false"/>
      <style:text-properties officeooo:rsid="0006fd48" officeooo:paragraph-rsid="0006fd48"/>
    </style:style>
    <style:style style:name="T1" style:family="text">
      <style:text-properties officeooo:rsid="00044e19"/>
    </style:style>
    <style:style style:name="T2" style:family="text">
      <style:text-properties fo:font-weight="bold" officeooo:rsid="0006fd48"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sion Control Standards</text:p>
      <text:p text:style-name="P1"/>
      <text:p text:style-name="P6">Software: </text:p>
      <text:p text:style-name="P2"><text:tab/>Version control is <text:span text:style-name="T1">handled by using git and specifically on github.com. The repository for Opentray is located at </text:span><text:a xlink:type="simple" xlink:href="https://github.com/jasongunderson/Opentray" text:style-name="Internet_20_link" text:visited-style-name="Visited_20_Internet_20_Link"><text:span text:style-name="T1">https://github.com/jasongunderson/opentray</text:span></text:a><text:span text:style-name="T1">. <text:s/></text:span></text:p>
      <text:p text:style-name="P2"/>
      <text:p text:style-name="P2"/>
      <text:p text:style-name="P6">Push/Pull:</text:p>
      <text:p text:style-name="P2"><text:tab/><text:span text:style-name="T1">When starting out, pull from repository into the development system. It is recommended to use an Ubuntu 18.04LTS virtual machine on your choice of VM host. Before committing any changes the developer should first pull a current state of the project in the git repository. All changes made should not conflict with the current state. All tests should pass with the current state and the new code. After all tests have been passed, the changes can the be pushed back to the repository. All updates should be pushed daily. <text:s/></text:span></text:p>
      <text:p text:style-name="P2"/>
      <text:p text:style-name="P2"/>
      <text:p text:style-name="P6">Development: </text:p>
      <text:p text:style-name="P5"><text:tab/><text:span text:style-name="T1">Recommended development environment is Ubuntu 18.04LTS virtual machine.</text:span></text:p>
      <text:p text:style-name="P5"/>
      <text:p text:style-name="P5"/>
      <text:p text:style-name="P5"><text:span text:style-name="T2">Commands:</text:span><text:span text:style-name="T1"> </text:span></text:p>
      <text:p text:style-name="P2"/>
      <text:p text:style-name="P7">sudo apt-get install git</text:p>
      <text:p text:style-name="P7">sudo git init<text:tab/> <text:s/>(initializes git repository in current directory)</text:p>
      <text:p text:style-name="P7">sudo git pull https://jasongunderson/opentray</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5:18:29.405473042</meta:creation-date>
    <meta:editing-duration>PT7M28S</meta:editing-duration>
    <meta:editing-cycles>3</meta:editing-cycles>
    <meta:generator>LibreOffice/6.0.7.3$Linux_X86_64 LibreOffice_project/00m0$Build-3</meta:generator>
    <dc:date>2019-12-10T15:37:24.956792888</dc:date>
    <meta:document-statistic meta:table-count="0" meta:image-count="0" meta:object-count="0" meta:page-count="1" meta:paragraph-count="11" meta:word-count="140" meta:character-count="956" meta:non-whitespace-character-count="815"/>
  </office:meta>
</office:document-meta>
</file>